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503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1.909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1.536cm"/>
    </style:style>
    <style:style style:name="co12" style:family="table-column">
      <style:table-column-properties fo:break-before="auto" style:column-width="2.085cm"/>
    </style:style>
    <style:style style:name="co13" style:family="table-column">
      <style:table-column-properties fo:break-before="auto" style:column-width="1.711cm"/>
    </style:style>
    <style:style style:name="co14" style:family="table-column">
      <style:table-column-properties fo:break-before="auto" style:column-width="2.217cm"/>
    </style:style>
    <style:style style:name="co15" style:family="table-column">
      <style:table-column-properties fo:break-before="auto" style:column-width="1.953cm"/>
    </style:style>
    <style:style style:name="co16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558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3.358cm"/>
    </style:style>
    <style:style style:name="co20" style:family="table-column">
      <style:table-column-properties fo:break-before="auto" style:column-width="3.381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1" style:font-name-complex="Times New Roman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16127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1635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5 年 2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1635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224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224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224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224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56116" calcext:value-type="float">
            <text:p><text:s text:c="3"/>56,116</text:p>
          </table:table-cell>
          <table:table-cell table:style-name="ce25" office:value-type="float" office:value="3989" calcext:value-type="float">
            <text:p><text:s text:c="3"/>3,989</text:p>
          </table:table-cell>
          <table:table-cell table:style-name="ce25" office:value-type="float" office:value="4382" calcext:value-type="float">
            <text:p><text:s text:c="3"/>4,382</text:p>
          </table:table-cell>
          <table:table-cell table:style-name="ce25" office:value-type="float" office:value="4134" calcext:value-type="float">
            <text:p><text:s text:c="3"/>4,134</text:p>
          </table:table-cell>
          <table:table-cell table:style-name="ce25" office:value-type="float" office:value="2207" calcext:value-type="float">
            <text:p><text:s text:c="3"/>2,207</text:p>
          </table:table-cell>
          <table:table-cell table:style-name="ce25" office:value-type="float" office:value="1963" calcext:value-type="float">
            <text:p><text:s text:c="3"/>1,963</text:p>
          </table:table-cell>
          <table:table-cell table:style-name="ce25" office:value-type="float" office:value="1267" calcext:value-type="float">
            <text:p><text:s text:c="3"/>1,267</text:p>
          </table:table-cell>
          <table:table-cell table:style-name="ce25" office:value-type="float" office:value="1927" calcext:value-type="float">
            <text:p><text:s text:c="3"/>1,927</text:p>
          </table:table-cell>
          <table:table-cell table:style-name="ce25" office:value-type="float" office:value="5701" calcext:value-type="float">
            <text:p><text:s text:c="3"/>5,701</text:p>
          </table:table-cell>
          <table:table-cell table:style-name="ce25" office:value-type="float" office:value="422" calcext:value-type="float">
            <text:p><text:s text:c="3"/>422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2743" calcext:value-type="float">
            <text:p><text:s text:c="3"/>2,743</text:p>
          </table:table-cell>
          <table:table-cell table:style-name="ce25" office:value-type="float" office:value="26207" calcext:value-type="float">
            <text:p><text:s text:c="3"/>26,207</text:p>
          </table:table-cell>
          <table:table-cell table:style-name="ce25" office:value-type="float" office:value="1162" calcext:value-type="float">
            <text:p><text:s text:c="3"/>1,162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25" office:value-type="float" office:value="56530" calcext:value-type="float">
            <text:p><text:s text:c="3"/>56,530</text:p>
          </table:table-cell>
          <table:table-cell table:style-name="ce25" office:value-type="float" office:value="5542" calcext:value-type="float">
            <text:p><text:s text:c="3"/>5,542</text:p>
          </table:table-cell>
          <table:table-cell table:style-name="ce25" office:value-type="float" office:value="5096" calcext:value-type="float">
            <text:p><text:s text:c="3"/>5,096</text:p>
          </table:table-cell>
          <table:table-cell table:style-name="ce25" office:value-type="float" office:value="2756" calcext:value-type="float">
            <text:p><text:s text:c="3"/>2,756</text:p>
          </table:table-cell>
          <table:table-cell table:style-name="ce25" office:value-type="float" office:value="2719" calcext:value-type="float">
            <text:p><text:s text:c="3"/>2,719</text:p>
          </table:table-cell>
          <table:table-cell table:style-name="ce25" office:value-type="float" office:value="2768" calcext:value-type="float">
            <text:p><text:s text:c="3"/>2,768</text:p>
          </table:table-cell>
          <table:table-cell table:style-name="ce25" office:value-type="float" office:value="1539" calcext:value-type="float">
            <text:p><text:s text:c="3"/>1,539</text:p>
          </table:table-cell>
          <table:table-cell table:style-name="ce25" office:value-type="float" office:value="1932" calcext:value-type="float">
            <text:p><text:s text:c="3"/>1,932</text:p>
          </table:table-cell>
          <table:table-cell table:style-name="ce25" office:value-type="float" office:value="4959" calcext:value-type="float">
            <text:p><text:s text:c="3"/>4,959</text:p>
          </table:table-cell>
          <table:table-cell table:style-name="ce25" office:value-type="float" office:value="234" calcext:value-type="float">
            <text:p><text:s text:c="3"/>234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2743" calcext:value-type="float">
            <text:p><text:s text:c="3"/>2,743</text:p>
          </table:table-cell>
          <table:table-cell table:style-name="ce25" office:value-type="float" office:value="26207" calcext:value-type="float">
            <text:p><text:s text:c="3"/>26,207</text:p>
          </table:table-cell>
          <table:table-cell table:style-name="ce25" office:value-type="float" office:value="19" calcext:value-type="float">
            <text:p><text:s text:c="3"/>19</text:p>
          </table:table-cell>
          <table:table-cell table:style-name="ce25" office:value-type="float" office:value="16" calcext:value-type="float">
            <text:p><text:s text:c="3"/>16</text:p>
          </table:table-cell>
          <table:table-cell table:style-name="ce29" office:value-type="float" office:value="-414" calcext:value-type="float">
            <text:p>－414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25702" calcext:value-type="float">
            <text:p><text:s text:c="3"/>25,702</text:p>
          </table:table-cell>
          <table:table-cell table:style-name="ce25" office:value-type="float" office:value="1800" calcext:value-type="float">
            <text:p><text:s text:c="3"/>1,800</text:p>
          </table:table-cell>
          <table:table-cell table:style-name="ce25" office:value-type="float" office:value="1979" calcext:value-type="float">
            <text:p><text:s text:c="3"/>1,979</text:p>
          </table:table-cell>
          <table:table-cell table:style-name="ce25" office:value-type="float" office:value="1937" calcext:value-type="float">
            <text:p><text:s text:c="3"/>1,937</text:p>
          </table:table-cell>
          <table:table-cell table:style-name="ce25" office:value-type="float" office:value="1031" calcext:value-type="float">
            <text:p><text:s text:c="3"/>1,031</text:p>
          </table:table-cell>
          <table:table-cell table:style-name="ce25" office:value-type="float" office:value="919" calcext:value-type="float">
            <text:p><text:s text:c="3"/>919</text:p>
          </table:table-cell>
          <table:table-cell table:style-name="ce25" office:value-type="float" office:value="594" calcext:value-type="float">
            <text:p><text:s text:c="3"/>594</text:p>
          </table:table-cell>
          <table:table-cell table:style-name="ce25" office:value-type="float" office:value="857" calcext:value-type="float">
            <text:p><text:s text:c="3"/>857</text:p>
          </table:table-cell>
          <table:table-cell table:style-name="ce25" office:value-type="float" office:value="2729" calcext:value-type="float">
            <text:p><text:s text:c="3"/>2,729</text:p>
          </table:table-cell>
          <table:table-cell table:style-name="ce25" office:value-type="float" office:value="208" calcext:value-type="float">
            <text:p><text:s text:c="3"/>208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1288" calcext:value-type="float">
            <text:p><text:s text:c="3"/>1,288</text:p>
          </table:table-cell>
          <table:table-cell table:style-name="ce25" office:value-type="float" office:value="11974" calcext:value-type="float">
            <text:p><text:s text:c="3"/>11,974</text:p>
          </table:table-cell>
          <table:table-cell table:style-name="ce25" office:value-type="float" office:value="382" calcext:value-type="float">
            <text:p><text:s text:c="3"/>382</text:p>
          </table:table-cell>
          <table:table-cell table:style-name="ce25" office:value-type="float" office:value="3" calcext:value-type="float">
            <text:p><text:s text:c="3"/>3</text:p>
          </table:table-cell>
          <table:table-cell table:style-name="ce25" office:value-type="float" office:value="25995" calcext:value-type="float">
            <text:p><text:s text:c="3"/>25,995</text:p>
          </table:table-cell>
          <table:table-cell table:style-name="ce25" office:value-type="float" office:value="2465" calcext:value-type="float">
            <text:p><text:s text:c="3"/>2,465</text:p>
          </table:table-cell>
          <table:table-cell table:style-name="ce25" office:value-type="float" office:value="2379" calcext:value-type="float">
            <text:p><text:s text:c="3"/>2,379</text:p>
          </table:table-cell>
          <table:table-cell table:style-name="ce25" office:value-type="float" office:value="1223" calcext:value-type="float">
            <text:p><text:s text:c="3"/>1,223</text:p>
          </table:table-cell>
          <table:table-cell table:style-name="ce25" office:value-type="float" office:value="1293" calcext:value-type="float">
            <text:p><text:s text:c="3"/>1,293</text:p>
          </table:table-cell>
          <table:table-cell table:style-name="ce25" office:value-type="float" office:value="1290" calcext:value-type="float">
            <text:p><text:s text:c="3"/>1,290</text:p>
          </table:table-cell>
          <table:table-cell table:style-name="ce25" office:value-type="float" office:value="717" calcext:value-type="float">
            <text:p><text:s text:c="3"/>717</text:p>
          </table:table-cell>
          <table:table-cell table:style-name="ce25" office:value-type="float" office:value="902" calcext:value-type="float">
            <text:p><text:s text:c="3"/>902</text:p>
          </table:table-cell>
          <table:table-cell table:style-name="ce25" office:value-type="float" office:value="2329" calcext:value-type="float">
            <text:p><text:s text:c="3"/>2,329</text:p>
          </table:table-cell>
          <table:table-cell table:style-name="ce25" office:value-type="float" office:value="121" calcext:value-type="float">
            <text:p><text:s text:c="3"/>121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288" calcext:value-type="float">
            <text:p><text:s text:c="3"/>1,288</text:p>
          </table:table-cell>
          <table:table-cell table:style-name="ce25" office:value-type="float" office:value="11974" calcext:value-type="float">
            <text:p><text:s text:c="3"/>11,974</text:p>
          </table:table-cell>
          <table:table-cell table:number-columns-repeated="2" table:style-name="ce25" office:value-type="float" office:value="7" calcext:value-type="float">
            <text:p><text:s text:c="3"/>7</text:p>
          </table:table-cell>
          <table:table-cell table:style-name="ce43" office:value-type="float" office:value="-293" calcext:value-type="float">
            <text:p>－293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30414" calcext:value-type="float">
            <text:p><text:s text:c="3"/>30,414</text:p>
          </table:table-cell>
          <table:table-cell table:style-name="ce25" office:value-type="float" office:value="2189" calcext:value-type="float">
            <text:p><text:s text:c="3"/>2,189</text:p>
          </table:table-cell>
          <table:table-cell table:style-name="ce25" office:value-type="float" office:value="2403" calcext:value-type="float">
            <text:p><text:s text:c="3"/>2,403</text:p>
          </table:table-cell>
          <table:table-cell table:style-name="ce25" office:value-type="float" office:value="2197" calcext:value-type="float">
            <text:p><text:s text:c="3"/>2,197</text:p>
          </table:table-cell>
          <table:table-cell table:style-name="ce25" office:value-type="float" office:value="1176" calcext:value-type="float">
            <text:p><text:s text:c="3"/>1,176</text:p>
          </table:table-cell>
          <table:table-cell table:style-name="ce25" office:value-type="float" office:value="1044" calcext:value-type="float">
            <text:p><text:s text:c="3"/>1,044</text:p>
          </table:table-cell>
          <table:table-cell table:style-name="ce25" office:value-type="float" office:value="673" calcext:value-type="float">
            <text:p><text:s text:c="3"/>673</text:p>
          </table:table-cell>
          <table:table-cell table:style-name="ce25" office:value-type="float" office:value="1070" calcext:value-type="float">
            <text:p><text:s text:c="3"/>1,070</text:p>
          </table:table-cell>
          <table:table-cell table:style-name="ce25" office:value-type="float" office:value="2972" calcext:value-type="float">
            <text:p><text:s text:c="3"/>2,972</text:p>
          </table:table-cell>
          <table:table-cell table:style-name="ce25" office:value-type="float" office:value="214" calcext:value-type="float">
            <text:p><text:s text:c="3"/>214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1455" calcext:value-type="float">
            <text:p><text:s text:c="3"/>1,455</text:p>
          </table:table-cell>
          <table:table-cell table:style-name="ce25" office:value-type="float" office:value="14233" calcext:value-type="float">
            <text:p><text:s text:c="3"/>14,233</text:p>
          </table:table-cell>
          <table:table-cell table:style-name="ce25" office:value-type="float" office:value="780" calcext:value-type="float">
            <text:p><text:s text:c="3"/>780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30535" calcext:value-type="float">
            <text:p><text:s text:c="3"/>30,535</text:p>
          </table:table-cell>
          <table:table-cell table:style-name="ce25" office:value-type="float" office:value="3077" calcext:value-type="float">
            <text:p><text:s text:c="3"/>3,077</text:p>
          </table:table-cell>
          <table:table-cell table:style-name="ce25" office:value-type="float" office:value="2717" calcext:value-type="float">
            <text:p><text:s text:c="3"/>2,717</text:p>
          </table:table-cell>
          <table:table-cell table:style-name="ce25" office:value-type="float" office:value="1533" calcext:value-type="float">
            <text:p><text:s text:c="3"/>1,533</text:p>
          </table:table-cell>
          <table:table-cell table:style-name="ce25" office:value-type="float" office:value="1426" calcext:value-type="float">
            <text:p><text:s text:c="3"/>1,426</text:p>
          </table:table-cell>
          <table:table-cell table:style-name="ce25" office:value-type="float" office:value="1478" calcext:value-type="float">
            <text:p><text:s text:c="3"/>1,478</text:p>
          </table:table-cell>
          <table:table-cell table:style-name="ce25" office:value-type="float" office:value="822" calcext:value-type="float">
            <text:p><text:s text:c="3"/>822</text:p>
          </table:table-cell>
          <table:table-cell table:style-name="ce25" office:value-type="float" office:value="1030" calcext:value-type="float">
            <text:p><text:s text:c="3"/>1,030</text:p>
          </table:table-cell>
          <table:table-cell table:style-name="ce25" office:value-type="float" office:value="2630" calcext:value-type="float">
            <text:p><text:s text:c="3"/>2,630</text:p>
          </table:table-cell>
          <table:table-cell table:style-name="ce25" office:value-type="float" office:value="113" calcext:value-type="float">
            <text:p><text:s text:c="3"/>113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455" calcext:value-type="float">
            <text:p><text:s text:c="3"/>1,455</text:p>
          </table:table-cell>
          <table:table-cell table:style-name="ce25" office:value-type="float" office:value="14233" calcext:value-type="float">
            <text:p><text:s text:c="3"/>14,233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44" office:value-type="float" office:value="-121" calcext:value-type="float">
            <text:p>－121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795" calcext:value-type="float">
            <text:p>9,795</text:p>
          </table:table-cell>
          <table:table-cell table:style-name="ce26" office:value-type="float" office:value="879" calcext:value-type="float">
            <text:p>87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03" calcext:value-type="float">
            <text:p>2,503</text:p>
          </table:table-cell>
          <table:table-cell table:style-name="ce26" office:value-type="float" office:value="706" calcext:value-type="float">
            <text:p>706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1175" calcext:value-type="float">
            <text:p>1,175</text:p>
          </table:table-cell>
          <table:table-cell table:style-name="ce26" office:value-type="float" office:value="110" calcext:value-type="float">
            <text:p>11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611" calcext:value-type="float">
            <text:p>3,611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9178" calcext:value-type="float">
            <text:p>9,178</text:p>
          </table:table-cell>
          <table:table-cell table:style-name="ce26" office:value-type="float" office:value="1176" calcext:value-type="float">
            <text:p>1,17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477" calcext:value-type="float">
            <text:p>1,477</text:p>
          </table:table-cell>
          <table:table-cell table:style-name="ce26" office:value-type="float" office:value="1024" calcext:value-type="float">
            <text:p>1,024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1135" calcext:value-type="float">
            <text:p>1,135</text:p>
          </table:table-cell>
          <table:table-cell table:style-name="ce26" office:value-type="float" office:value="49" calcext:value-type="float">
            <text:p>4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611" calcext:value-type="float">
            <text:p>3,61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" calcext:value-type="float">
            <text:p>7</text:p>
          </table:table-cell>
          <table:table-cell table:style-name="ce45" office:value-type="float" office:value="617" calcext:value-type="float">
            <text:p>617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491" calcext:value-type="float">
            <text:p>4,491</text:p>
          </table:table-cell>
          <table:table-cell table:style-name="ce27" office:value-type="float" office:value="398" calcext:value-type="float">
            <text:p>39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53" calcext:value-type="float">
            <text:p>1,153</text:p>
          </table:table-cell>
          <table:table-cell table:style-name="ce27" office:value-type="float" office:value="326" calcext:value-type="float">
            <text:p>326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587" calcext:value-type="float">
            <text:p>587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38" calcext:value-type="float">
            <text:p>1,638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164" calcext:value-type="float">
            <text:p>4,164</text:p>
          </table:table-cell>
          <table:table-cell table:style-name="ce27" office:value-type="float" office:value="543" calcext:value-type="float">
            <text:p>54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517" calcext:value-type="float">
            <text:p>517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38" calcext:value-type="float">
            <text:p>1,63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327" calcext:value-type="float">
            <text:p>327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304" calcext:value-type="float">
            <text:p>5,304</text:p>
          </table:table-cell>
          <table:table-cell table:style-name="ce28" office:value-type="float" office:value="481" calcext:value-type="float">
            <text:p>48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65" calcext:value-type="float">
            <text:p>6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73" calcext:value-type="float">
            <text:p>1,973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014" calcext:value-type="float">
            <text:p>5,014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73" calcext:value-type="float">
            <text:p>1,9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46" office:value-type="float" office:value="290" calcext:value-type="float">
            <text:p>290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304" calcext:value-type="float">
            <text:p>6,304</text:p>
          </table:table-cell>
          <table:table-cell table:style-name="ce26" office:value-type="float" office:value="885" calcext:value-type="float">
            <text:p>885</text:p>
          </table:table-cell>
          <table:table-cell table:style-name="ce26" office:value-type="float" office:value="1477" calcext:value-type="float">
            <text:p>1,47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563" calcext:value-type="float">
            <text:p>563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437" calcext:value-type="float">
            <text:p>2,437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111" calcext:value-type="float">
            <text:p>8,111</text:p>
          </table:table-cell>
          <table:table-cell table:style-name="ce26" office:value-type="float" office:value="1534" calcext:value-type="float">
            <text:p>1,534</text:p>
          </table:table-cell>
          <table:table-cell table:style-name="ce26" office:value-type="float" office:value="2503" calcext:value-type="float">
            <text:p>2,50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34" calcext:value-type="float">
            <text:p>434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658" calcext:value-type="float">
            <text:p>658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437" calcext:value-type="float">
            <text:p>2,43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1807" calcext:value-type="float">
            <text:p><text:s/>－1,807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813" calcext:value-type="float">
            <text:p>2,813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252" calcext:value-type="float">
            <text:p>252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098" calcext:value-type="float">
            <text:p>1,098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743" calcext:value-type="float">
            <text:p>3,743</text:p>
          </table:table-cell>
          <table:table-cell table:style-name="ce27" office:value-type="float" office:value="706" calcext:value-type="float">
            <text:p>706</text:p>
          </table:table-cell>
          <table:table-cell table:style-name="ce27" office:value-type="float" office:value="1153" calcext:value-type="float">
            <text:p>1,15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329" calcext:value-type="float">
            <text:p>329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098" calcext:value-type="float">
            <text:p>1,098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-930" calcext:value-type="float">
            <text:p><text:s/>－930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3491" calcext:value-type="float">
            <text:p>3,491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368" calcext:value-type="float">
            <text:p>4,368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877" calcext:value-type="float">
            <text:p><text:s/>－877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6020" calcext:value-type="float">
            <text:p>6,02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1024" calcext:value-type="float">
            <text:p>1,024</text:p>
          </table:table-cell>
          <table:table-cell table:style-name="ce26" office:value-type="float" office:value="434" calcext:value-type="float">
            <text:p>43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839" calcext:value-type="float">
            <text:p>839</text:p>
          </table:table-cell>
          <table:table-cell table:style-name="ce26" office:value-type="float" office:value="66" calcext:value-type="float">
            <text:p>6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818" calcext:value-type="float">
            <text:p>2,818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530" calcext:value-type="float">
            <text:p>5,530</text:p>
          </table:table-cell>
          <table:table-cell table:style-name="ce26" office:value-type="float" office:value="503" calcext:value-type="float">
            <text:p>503</text:p>
          </table:table-cell>
          <table:table-cell table:style-name="ce26" office:value-type="float" office:value="706" calcext:value-type="float">
            <text:p>706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739" calcext:value-type="float">
            <text:p>739</text:p>
          </table:table-cell>
          <table:table-cell table:style-name="ce26" office:value-type="float" office:value="27" calcext:value-type="float">
            <text:p>2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818" calcext:value-type="float">
            <text:p>2,81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490" calcext:value-type="float">
            <text:p>490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811" calcext:value-type="float">
            <text:p>2,811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23" calcext:value-type="float">
            <text:p>1,323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571" calcext:value-type="float">
            <text:p>2,571</text:p>
          </table:table-cell>
          <table:table-cell table:style-name="ce27" office:value-type="float" office:value="217" calcext:value-type="float">
            <text:p>217</text:p>
          </table:table-cell>
          <table:table-cell table:style-name="ce27" office:value-type="float" office:value="326" calcext:value-type="float">
            <text:p>326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363" calcext:value-type="float">
            <text:p>363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23" calcext:value-type="float">
            <text:p>1,3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240" calcext:value-type="float">
            <text:p>240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209" calcext:value-type="float">
            <text:p>3,209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495" calcext:value-type="float">
            <text:p>1,49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959" calcext:value-type="float">
            <text:p>2,959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495" calcext:value-type="float">
            <text:p>1,4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250" calcext:value-type="float">
            <text:p>250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7634" calcext:value-type="float">
            <text:p>7,634</text:p>
          </table:table-cell>
          <table:table-cell table:style-name="ce26" office:value-type="float" office:value="436" calcext:value-type="float">
            <text:p>436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602" calcext:value-type="float">
            <text:p>1,602</text:p>
          </table:table-cell>
          <table:table-cell table:style-name="ce26" office:value-type="float" office:value="49" calcext:value-type="float">
            <text:p>4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98" calcext:value-type="float">
            <text:p>4,298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787" calcext:value-type="float">
            <text:p>6,787</text:p>
          </table:table-cell>
          <table:table-cell table:style-name="ce26" office:value-type="float" office:value="519" calcext:value-type="float">
            <text:p>519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1096" calcext:value-type="float">
            <text:p>1,096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98" calcext:value-type="float">
            <text:p>4,298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847" calcext:value-type="float">
            <text:p>847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474" calcext:value-type="float">
            <text:p>3,474</text:p>
          </table:table-cell>
          <table:table-cell table:style-name="ce27" office:value-type="float" office:value="198" calcext:value-type="float">
            <text:p>198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42" calcext:value-type="float">
            <text:p>1,942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097" calcext:value-type="float">
            <text:p>3,097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515" calcext:value-type="float">
            <text:p>515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42" calcext:value-type="float">
            <text:p>1,94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377" calcext:value-type="float">
            <text:p>377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160" calcext:value-type="float">
            <text:p>4,160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56" calcext:value-type="float">
            <text:p>2,356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690" calcext:value-type="float">
            <text:p>3,690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56" calcext:value-type="float">
            <text:p>2,35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470" calcext:value-type="float">
            <text:p>470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4532" calcext:value-type="float">
            <text:p>4,532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14" calcext:value-type="float">
            <text:p>414</text:p>
          </table:table-cell>
          <table:table-cell table:style-name="ce26" office:value-type="float" office:value="546" calcext:value-type="float">
            <text:p>546</text:p>
          </table:table-cell>
          <table:table-cell table:style-name="ce26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690" calcext:value-type="float">
            <text:p>2,690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242" calcext:value-type="float">
            <text:p>4,242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431" calcext:value-type="float">
            <text:p>431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690" calcext:value-type="float">
            <text:p>2,69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290" calcext:value-type="float">
            <text:p>290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097" calcext:value-type="float">
            <text:p>2,097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9" calcext:value-type="float">
            <text:p>199</text:p>
          </table:table-cell>
          <table:table-cell table:style-name="ce27" office:value-type="float" office:value="247" calcext:value-type="float">
            <text:p>247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247" calcext:value-type="float">
            <text:p>1,24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71" calcext:value-type="float">
            <text:p>1,971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7" calcext:value-type="float">
            <text:p>157</text:p>
          </table:table-cell>
          <table:table-cell table:style-name="ce27" office:value-type="float" office:value="199" calcext:value-type="float">
            <text:p>199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247" calcext:value-type="float">
            <text:p>1,24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26" calcext:value-type="float">
            <text:p>126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2435" calcext:value-type="float">
            <text:p>2,435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443" calcext:value-type="float">
            <text:p>1,443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271" calcext:value-type="float">
            <text:p>2,271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443" calcext:value-type="float">
            <text:p>1,44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164" calcext:value-type="float">
            <text:p>164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626" calcext:value-type="float">
            <text:p>6,626</text:p>
          </table:table-cell>
          <table:table-cell table:style-name="ce26" office:value-type="float" office:value="439" calcext:value-type="float">
            <text:p>439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21" calcext:value-type="float">
            <text:p>921</text:p>
          </table:table-cell>
          <table:table-cell table:style-name="ce26" office:value-type="float" office:value="55" calcext:value-type="float">
            <text:p>5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128" calcext:value-type="float">
            <text:p>4,128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722" calcext:value-type="float">
            <text:p>6,722</text:p>
          </table:table-cell>
          <table:table-cell table:style-name="ce26" office:value-type="float" office:value="662" calcext:value-type="float">
            <text:p>662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414" calcext:value-type="float">
            <text:p>41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06" calcext:value-type="float">
            <text:p>806</text:p>
          </table:table-cell>
          <table:table-cell table:style-name="ce26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128" calcext:value-type="float">
            <text:p>4,128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96" calcext:value-type="float">
            <text:p><text:s/>－96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007" calcext:value-type="float">
            <text:p>3,007</text:p>
          </table:table-cell>
          <table:table-cell table:style-name="ce27" office:value-type="float" office:value="195" calcext:value-type="float">
            <text:p>195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157" calcext:value-type="float">
            <text:p>15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37" calcext:value-type="float">
            <text:p>437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75" calcext:value-type="float">
            <text:p>1,875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997" calcext:value-type="float">
            <text:p>2,997</text:p>
          </table:table-cell>
          <table:table-cell table:style-name="ce27" office:value-type="float" office:value="263" calcext:value-type="float">
            <text:p>263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199" calcext:value-type="float">
            <text:p>19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75" calcext:value-type="float">
            <text:p>1,875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3619" calcext:value-type="float">
            <text:p>3,619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84" calcext:value-type="float">
            <text:p>484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53" calcext:value-type="float">
            <text:p>2,253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725" calcext:value-type="float">
            <text:p>3,725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53" calcext:value-type="float">
            <text:p>2,25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106" calcext:value-type="float">
            <text:p><text:s/>－106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4767" calcext:value-type="float">
            <text:p><text:s text:c="3"/>14,767</text:p>
          </table:table-cell>
          <table:table-cell table:style-name="ce29" office:value-type="float" office:value="707" calcext:value-type="float">
            <text:p><text:s text:c="3"/>707</text:p>
          </table:table-cell>
          <table:table-cell table:style-name="ce29" office:value-type="float" office:value="1135" calcext:value-type="float">
            <text:p><text:s text:c="3"/>1,135</text:p>
          </table:table-cell>
          <table:table-cell table:style-name="ce29" office:value-type="float" office:value="658" calcext:value-type="float">
            <text:p><text:s text:c="3"/>658</text:p>
          </table:table-cell>
          <table:table-cell table:style-name="ce29" office:value-type="float" office:value="739" calcext:value-type="float">
            <text:p><text:s text:c="3"/>739</text:p>
          </table:table-cell>
          <table:table-cell table:style-name="ce29" office:value-type="float" office:value="1096" calcext:value-type="float">
            <text:p><text:s text:c="3"/>1,096</text:p>
          </table:table-cell>
          <table:table-cell table:style-name="ce29" office:value-type="float" office:value="431" calcext:value-type="float">
            <text:p><text:s text:c="3"/>431</text:p>
          </table:table-cell>
          <table:table-cell table:style-name="ce29" office:value-type="float" office:value="806" calcext:value-type="float">
            <text:p><text:s text:c="3"/>80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4" calcext:value-type="float">
            <text:p><text:s text:c="3"/>94</text:p>
          </table:table-cell>
          <table:table-cell table:style-name="ce26" office:value-type="float" office:value="2" calcext:value-type="float">
            <text:p>2</text:p>
          </table:table-cell>
          <table:table-cell table:style-name="ce29" office:value-type="float" office:value="2743" calcext:value-type="float">
            <text:p><text:s text:c="3"/>2,743</text:p>
          </table:table-cell>
          <table:table-cell table:style-name="ce29" office:value-type="float" office:value="6076" calcext:value-type="float">
            <text:p><text:s text:c="3"/>6,076</text:p>
          </table:table-cell>
          <table:table-cell table:style-name="ce29" office:value-type="float" office:value="279" calcext:value-type="float">
            <text:p><text:s text:c="3"/>279</text:p>
          </table:table-cell>
          <table:table-cell table:style-name="ce29" office:value-type="float" office:value="1" calcext:value-type="float">
            <text:p><text:s text:c="3"/>1</text:p>
          </table:table-cell>
          <table:table-cell table:style-name="ce29" office:value-type="float" office:value="15378" calcext:value-type="float">
            <text:p><text:s text:c="3"/>15,378</text:p>
          </table:table-cell>
          <table:table-cell table:style-name="ce29" office:value-type="float" office:value="853" calcext:value-type="float">
            <text:p><text:s text:c="3"/>853</text:p>
          </table:table-cell>
          <table:table-cell table:style-name="ce29" office:value-type="float" office:value="1175" calcext:value-type="float">
            <text:p><text:s text:c="3"/>1,175</text:p>
          </table:table-cell>
          <table:table-cell table:style-name="ce29" office:value-type="float" office:value="563" calcext:value-type="float">
            <text:p><text:s text:c="3"/>563</text:p>
          </table:table-cell>
          <table:table-cell table:style-name="ce29" office:value-type="float" office:value="839" calcext:value-type="float">
            <text:p><text:s text:c="3"/>839</text:p>
          </table:table-cell>
          <table:table-cell table:style-name="ce29" office:value-type="float" office:value="1602" calcext:value-type="float">
            <text:p><text:s text:c="3"/>1,602</text:p>
          </table:table-cell>
          <table:table-cell table:style-name="ce29" office:value-type="float" office:value="546" calcext:value-type="float">
            <text:p><text:s text:c="3"/>546</text:p>
          </table:table-cell>
          <table:table-cell table:style-name="ce29" office:value-type="float" office:value="921" calcext:value-type="float">
            <text:p><text:s text:c="3"/>92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55" calcext:value-type="float">
            <text:p><text:s text:c="3"/>5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743" calcext:value-type="float">
            <text:p><text:s text:c="3"/>2,743</text:p>
          </table:table-cell>
          <table:table-cell table:style-name="ce29" office:value-type="float" office:value="6076" calcext:value-type="float">
            <text:p><text:s text:c="3"/>6,076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-611" calcext:value-type="float">
            <text:p><text:s/>－611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6784" calcext:value-type="float">
            <text:p><text:s text:c="3"/>6,784</text:p>
          </table:table-cell>
          <table:table-cell table:style-name="ce30" office:value-type="float" office:value="326" calcext:value-type="float">
            <text:p><text:s text:c="3"/>326</text:p>
          </table:table-cell>
          <table:table-cell table:style-name="ce30" office:value-type="float" office:value="517" calcext:value-type="float">
            <text:p><text:s text:c="3"/>517</text:p>
          </table:table-cell>
          <table:table-cell table:style-name="ce30" office:value-type="float" office:value="329" calcext:value-type="float">
            <text:p><text:s text:c="3"/>329</text:p>
          </table:table-cell>
          <table:table-cell table:style-name="ce30" office:value-type="float" office:value="363" calcext:value-type="float">
            <text:p><text:s text:c="3"/>363</text:p>
          </table:table-cell>
          <table:table-cell table:style-name="ce30" office:value-type="float" office:value="515" calcext:value-type="float">
            <text:p><text:s text:c="3"/>515</text:p>
          </table:table-cell>
          <table:table-cell table:style-name="ce30" office:value-type="float" office:value="199" calcext:value-type="float">
            <text:p><text:s text:c="3"/>199</text:p>
          </table:table-cell>
          <table:table-cell table:style-name="ce30" office:value-type="float" office:value="350" calcext:value-type="float">
            <text:p><text:s text:c="3"/>35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6" calcext:value-type="float">
            <text:p><text:s text:c="3"/>56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1288" calcext:value-type="float">
            <text:p><text:s text:c="3"/>1,288</text:p>
          </table:table-cell>
          <table:table-cell table:style-name="ce30" office:value-type="float" office:value="2770" calcext:value-type="float">
            <text:p><text:s text:c="3"/>2,770</text:p>
          </table:table-cell>
          <table:table-cell table:style-name="ce30" office:value-type="float" office:value="70" calcext:value-type="float">
            <text:p><text:s text:c="3"/>70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7158" calcext:value-type="float">
            <text:p><text:s text:c="3"/>7,158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587" calcext:value-type="float">
            <text:p><text:s text:c="3"/>587</text:p>
          </table:table-cell>
          <table:table-cell table:style-name="ce30" office:value-type="float" office:value="252" calcext:value-type="float">
            <text:p><text:s text:c="3"/>252</text:p>
          </table:table-cell>
          <table:table-cell table:style-name="ce30" office:value-type="float" office:value="425" calcext:value-type="float">
            <text:p><text:s text:c="3"/>425</text:p>
          </table:table-cell>
          <table:table-cell table:style-name="ce30" office:value-type="float" office:value="750" calcext:value-type="float">
            <text:p><text:s text:c="3"/>750</text:p>
          </table:table-cell>
          <table:table-cell table:style-name="ce30" office:value-type="float" office:value="247" calcext:value-type="float">
            <text:p><text:s text:c="3"/>247</text:p>
          </table:table-cell>
          <table:table-cell table:style-name="ce30" office:value-type="float" office:value="437" calcext:value-type="float">
            <text:p><text:s text:c="3"/>43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31" calcext:value-type="float">
            <text:p><text:s text:c="3"/>3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288" calcext:value-type="float">
            <text:p><text:s text:c="3"/>1,288</text:p>
          </table:table-cell>
          <table:table-cell table:style-name="ce30" office:value-type="float" office:value="2770" calcext:value-type="float">
            <text:p><text:s text:c="3"/>2,770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374" calcext:value-type="float">
            <text:p><text:s/>－374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7983" calcext:value-type="float">
            <text:p><text:s text:c="3"/>7,983</text:p>
          </table:table-cell>
          <table:table-cell table:style-name="ce31" office:value-type="float" office:value="381" calcext:value-type="float">
            <text:p><text:s text:c="3"/>381</text:p>
          </table:table-cell>
          <table:table-cell table:style-name="ce31" office:value-type="float" office:value="618" calcext:value-type="float">
            <text:p><text:s text:c="3"/>618</text:p>
          </table:table-cell>
          <table:table-cell table:style-name="ce31" office:value-type="float" office:value="329" calcext:value-type="float">
            <text:p><text:s text:c="3"/>329</text:p>
          </table:table-cell>
          <table:table-cell table:style-name="ce31" office:value-type="float" office:value="376" calcext:value-type="float">
            <text:p><text:s text:c="3"/>376</text:p>
          </table:table-cell>
          <table:table-cell table:style-name="ce31" office:value-type="float" office:value="581" calcext:value-type="float">
            <text:p><text:s text:c="3"/>581</text:p>
          </table:table-cell>
          <table:table-cell table:style-name="ce31" office:value-type="float" office:value="232" calcext:value-type="float">
            <text:p><text:s text:c="3"/>232</text:p>
          </table:table-cell>
          <table:table-cell table:style-name="ce31" office:value-type="float" office:value="456" calcext:value-type="float">
            <text:p><text:s text:c="3"/>456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8" calcext:value-type="float">
            <text:p><text:s text:c="3"/>38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1455" calcext:value-type="float">
            <text:p><text:s text:c="3"/>1,455</text:p>
          </table:table-cell>
          <table:table-cell table:style-name="ce31" office:value-type="float" office:value="3306" calcext:value-type="float">
            <text:p><text:s text:c="3"/>3,306</text:p>
          </table:table-cell>
          <table:table-cell table:style-name="ce31" office:value-type="float" office:value="209" calcext:value-type="float">
            <text:p><text:s text:c="3"/>209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8220" calcext:value-type="float">
            <text:p><text:s text:c="3"/>8,220</text:p>
          </table:table-cell>
          <table:table-cell table:style-name="ce31" office:value-type="float" office:value="484" calcext:value-type="float">
            <text:p><text:s text:c="3"/>484</text:p>
          </table:table-cell>
          <table:table-cell table:style-name="ce31" office:value-type="float" office:value="588" calcext:value-type="float">
            <text:p><text:s text:c="3"/>588</text:p>
          </table:table-cell>
          <table:table-cell table:style-name="ce31" office:value-type="float" office:value="311" calcext:value-type="float">
            <text:p><text:s text:c="3"/>311</text:p>
          </table:table-cell>
          <table:table-cell table:style-name="ce31" office:value-type="float" office:value="414" calcext:value-type="float">
            <text:p><text:s text:c="3"/>414</text:p>
          </table:table-cell>
          <table:table-cell table:style-name="ce31" office:value-type="float" office:value="852" calcext:value-type="float">
            <text:p><text:s text:c="3"/>852</text:p>
          </table:table-cell>
          <table:table-cell table:style-name="ce31" office:value-type="float" office:value="299" calcext:value-type="float">
            <text:p><text:s text:c="3"/>299</text:p>
          </table:table-cell>
          <table:table-cell table:style-name="ce31" office:value-type="float" office:value="484" calcext:value-type="float">
            <text:p><text:s text:c="3"/>48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4" calcext:value-type="float">
            <text:p><text:s text:c="3"/>2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455" calcext:value-type="float">
            <text:p><text:s text:c="3"/>1,455</text:p>
          </table:table-cell>
          <table:table-cell table:style-name="ce31" office:value-type="float" office:value="3306" calcext:value-type="float">
            <text:p><text:s text:c="3"/>3,306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237" calcext:value-type="float">
            <text:p><text:s/>－237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05" calcext:value-type="float">
            <text:p>1,20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49" calcext:value-type="float">
            <text:p>1,249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667" calcext:value-type="float">
            <text:p>66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4" calcext:value-type="float">
            <text:p><text:s/>－44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69" calcext:value-type="float">
            <text:p>69</text:p>
          </table:table-cell>
          <table:table-cell table:number-columns-repeated="2" table:style-name="ce33" office:value-type="float" office:value="47" calcext:value-type="float">
            <text:p>4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01" calcext:value-type="float">
            <text:p>30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" calcext:value-type="float">
            <text:p>1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35" calcext:value-type="float">
            <text:p>63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66" calcext:value-type="float">
            <text:p>36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5" calcext:value-type="float">
            <text:p><text:s/>－45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12" calcext:value-type="float">
            <text:p>1,31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4" calcext:value-type="float">
            <text:p>404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16" calcext:value-type="float">
            <text:p>1,116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365" calcext:value-type="float">
            <text:p>36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96" calcext:value-type="float">
            <text:p>196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61" calcext:value-type="float">
            <text:p>16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12" calcext:value-type="float">
            <text:p>112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number-columns-repeated="2" table:style-name="ce34" office:value-type="float" office:value="204" calcext:value-type="float">
            <text:p>20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3" calcext:value-type="float">
            <text:p>61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204" calcext:value-type="float">
            <text:p>20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84" calcext:value-type="float">
            <text:p>84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25" calcext:value-type="float">
            <text:p>1,025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329" calcext:value-type="float">
            <text:p>32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6" calcext:value-type="float">
            <text:p>76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28" calcext:value-type="float">
            <text:p>12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70" calcext:value-type="float">
            <text:p>70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44" calcext:value-type="float">
            <text:p>54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38" calcext:value-type="float">
            <text:p>53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201" calcext:value-type="float">
            <text:p>20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6" calcext:value-type="float">
            <text:p>6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85" calcext:value-type="float">
            <text:p>1,985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1142" calcext:value-type="float">
            <text:p>1,14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15" calcext:value-type="float">
            <text:p>2,515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552" calcext:value-type="float">
            <text:p>55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1142" calcext:value-type="float">
            <text:p>1,14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530" calcext:value-type="float">
            <text:p><text:s/>－530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19" calcext:value-type="float">
            <text:p>919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53" calcext:value-type="float">
            <text:p>1,15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234" calcext:value-type="float">
            <text:p><text:s/>－234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66" calcext:value-type="float">
            <text:p>1,066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614" calcext:value-type="float">
            <text:p>61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62" calcext:value-type="float">
            <text:p>1,362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614" calcext:value-type="float">
            <text:p>6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296" calcext:value-type="float">
            <text:p><text:s/>－296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51" calcext:value-type="float">
            <text:p>1,1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74" calcext:value-type="float">
            <text:p>974</text:p>
          </table:table-cell>
          <table:table-cell table:number-columns-repeated="2" table:style-name="ce32" office:value-type="float" office:value="50" calcext:value-type="float">
            <text:p>5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386" calcext:value-type="float">
            <text:p>38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77" calcext:value-type="float">
            <text:p>177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81" calcext:value-type="float">
            <text:p>18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8" calcext:value-type="float">
            <text:p>48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205" calcext:value-type="float">
            <text:p>20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29" calcext:value-type="float">
            <text:p>129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26" calcext:value-type="float">
            <text:p>1,12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07" calcext:value-type="float">
            <text:p>1,407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472" calcext:value-type="float">
            <text:p>47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81" calcext:value-type="float">
            <text:p><text:s/>－281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206" calcext:value-type="float">
            <text:p>20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76" calcext:value-type="float">
            <text:p><text:s/>－176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25" calcext:value-type="float">
            <text:p>62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30" calcext:value-type="float">
            <text:p>73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266" calcext:value-type="float">
            <text:p>26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105" calcext:value-type="float">
            <text:p><text:s/>－105</text:p>
          </table:table-cell>
          <table:table-cell table:style-name="ce51" table:number-columns-repeated="1635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59" calcext:value-type="float">
            <text:p>85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70" calcext:value-type="float">
            <text:p>87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188" calcext:value-type="float">
            <text:p>188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11" calcext:value-type="float">
            <text:p><text:s/>－11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84" calcext:value-type="float">
            <text:p>8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8" calcext:value-type="float">
            <text:p><text:s/>－8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58" calcext:value-type="float">
            <text:p>45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04" calcext:value-type="float">
            <text:p>10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-3" calcext:value-type="float">
            <text:p><text:s/>－3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54" calcext:value-type="float">
            <text:p>1,65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777" calcext:value-type="float">
            <text:p>77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11" calcext:value-type="float">
            <text:p>1,711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777" calcext:value-type="float">
            <text:p>77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57" calcext:value-type="float">
            <text:p><text:s/>－57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24" calcext:value-type="float">
            <text:p><text:s/>－24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97" calcext:value-type="float">
            <text:p>39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28" calcext:value-type="float">
            <text:p>92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397" calcext:value-type="float">
            <text:p>39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3" calcext:value-type="float">
            <text:p><text:s/>－33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42" calcext:value-type="float">
            <text:p>14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" calcext:value-type="float">
            <text:p><text:s/>－1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62" calcext:value-type="float">
            <text:p>6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2" calcext:value-type="float">
            <text:p>6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6" calcext:value-type="float">
            <text:p><text:s/>－16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80" calcext:value-type="float">
            <text:p>8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5" calcext:value-type="float">
            <text:p>15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98" calcext:value-type="float">
            <text:p>79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89" calcext:value-type="float">
            <text:p>88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439" calcext:value-type="float">
            <text:p>43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91" calcext:value-type="float">
            <text:p><text:s/>－91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06" calcext:value-type="float">
            <text:p>20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7" calcext:value-type="float">
            <text:p><text:s/>－57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233" calcext:value-type="float">
            <text:p>23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4" calcext:value-type="float">
            <text:p><text:s/>－34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20" calcext:value-type="float">
            <text:p>2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19" calcext:value-type="float">
            <text:p>11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3" calcext:value-type="float">
            <text:p><text:s/>－33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9" calcext:value-type="float">
            <text:p><text:s/>－29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9" calcext:value-type="float">
            <text:p>5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" calcext:value-type="float">
            <text:p><text:s/>－4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98" calcext:value-type="float">
            <text:p>89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83" calcext:value-type="float">
            <text:p>883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90" calcext:value-type="float">
            <text:p>39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5" calcext:value-type="float">
            <text:p>15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58" calcext:value-type="float">
            <text:p>58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85" calcext:value-type="float">
            <text:p>18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5" calcext:value-type="float">
            <text:p><text:s/>－15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87" calcext:value-type="float">
            <text:p>48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57" calcext:value-type="float">
            <text:p>457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05" calcext:value-type="float">
            <text:p>20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0" calcext:value-type="float">
            <text:p>30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14" calcext:value-type="float">
            <text:p>1,214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93" calcext:value-type="float">
            <text:p>1,193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428" calcext:value-type="float">
            <text:p>42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1" calcext:value-type="float">
            <text:p>21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88" calcext:value-type="float">
            <text:p>18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" calcext:value-type="float">
            <text:p><text:s/>－4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2" table:style-name="ce34" office:value-type="float" office:value="36" calcext:value-type="float">
            <text:p>36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1" calcext:value-type="float">
            <text:p>651</text:p>
          </table:table-cell>
          <table:table-cell table:style-name="ce34" office:value-type="float" office:value="49" calcext:value-type="float">
            <text:p>49</text:p>
          </table:table-cell>
          <table:table-cell table:number-columns-repeated="2" table:style-name="ce34" office:value-type="float" office:value="36" calcext:value-type="float">
            <text:p>3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240" calcext:value-type="float">
            <text:p>24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5" calcext:value-type="float">
            <text:p>25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94" calcext:value-type="float">
            <text:p>79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42" calcext:value-type="float">
            <text:p>84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232" calcext:value-type="float">
            <text:p>23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8" calcext:value-type="float">
            <text:p><text:s/>－48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2" calcext:value-type="float">
            <text:p><text:s/>－42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38" calcext:value-type="float">
            <text:p>438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44" calcext:value-type="float">
            <text:p>44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32" calcext:value-type="float">
            <text:p>13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" calcext:value-type="float">
            <text:p><text:s/>－6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55" calcext:value-type="float">
            <text:p>55</text:p>
          </table:table-cell>
          <table:table-cell table:number-columns-repeated="3" table:style-name="ce26" office:value-type="float" office:value="0" calcext:value-type="float">
            <text:p>-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82" calcext:value-type="float">
            <text:p>582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94" calcext:value-type="float">
            <text:p>94</text:p>
          </table:table-cell>
          <table:table-cell table:number-columns-repeated="3" table:style-name="ce26" office:value-type="float" office:value="0" calcext:value-type="float">
            <text:p>-</text:p>
          </table:table-cell>
          <table:table-cell table:style-name="ce26" office:value-type="float" office:value="149" calcext:value-type="float">
            <text:p>14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-144" calcext:value-type="float">
            <text:p><text:s/>－144</text:p>
          </table:table-cell>
          <table:table-cell table:style-name="ce51" table:number-columns-repeated="1635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25" calcext:value-type="float">
            <text:p>225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4" calcext:value-type="float">
            <text:p>29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81" calcext:value-type="float">
            <text:p>8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69" calcext:value-type="float">
            <text:p><text:s/>－69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68" calcext:value-type="float">
            <text:p>6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75" calcext:value-type="float">
            <text:p><text:s/>－75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9" calcext:value-type="float">
            <text:p>49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74" calcext:value-type="float">
            <text:p>74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42" calcext:value-type="float">
            <text:p>14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28" calcext:value-type="float">
            <text:p><text:s/>－128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76" calcext:value-type="float">
            <text:p>7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1" calcext:value-type="float">
            <text:p><text:s/>－61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6" calcext:value-type="float">
            <text:p>6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7" calcext:value-type="float">
            <text:p><text:s/>－67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6" calcext:value-type="float">
            <text:p><text:s/>－16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8" calcext:value-type="float">
            <text:p><text:s/>－8</text:p>
          </table:table-cell>
          <table:table-cell table:style-name="ce51" table:number-columns-repeated="1635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8" calcext:value-type="float">
            <text:p><text:s/>－8</text:p>
          </table:table-cell>
          <table:table-cell table:style-name="ce51" table:number-columns-repeated="1635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224"/>
        </table:table-row>
        <table:table-row table:style-name="ro6" table:number-rows-repeated="4">
          <table:table-cell table:number-columns-repeated="257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11-遷徙'.$A$1" table:cell-range-address="$'11-遷徙'.$1:.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1P1" style:volatile="true">
      <number:text> －</number:text>
      <number:fill-character> </number:fill-character>
      <number:number number:decimal-places="0" number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24.2.7.2$Linux_X86_64 LibreOffice_project/420$Build-2</meta:generator>
  </office:meta>
</office:document-meta>
</file>